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937b7" officeooo:paragraph-rsid="001937b7"/>
    </style:style>
    <style:style style:name="P2" style:family="paragraph" style:parent-style-name="Standard">
      <style:paragraph-properties fo:text-align="end" style:justify-single-word="false" style:writing-mode="rl-tb"/>
      <style:text-properties fo:font-size="15pt" fo:font-weight="bold" officeooo:rsid="001937b7" officeooo:paragraph-rsid="001937b7" style:font-size-asian="15pt" style:font-weight-asian="bold" style:font-size-complex="15pt" style:font-weight-complex="bold"/>
    </style:style>
    <style:style style:name="P3" style:family="paragraph" style:parent-style-name="Standard" style:list-style-name="L1">
      <style:paragraph-properties fo:text-align="end" style:justify-single-word="false" style:writing-mode="rl-tb"/>
      <style:text-properties fo:font-weight="bold" officeooo:rsid="001937b7" officeooo:paragraph-rsid="0026b634" style:font-weight-asian="bold" style:font-weight-complex="bold"/>
    </style:style>
    <style:style style:name="P4" style:family="paragraph" style:parent-style-name="Standard" style:list-style-name="L1">
      <style:paragraph-properties fo:text-align="end" style:justify-single-word="false" style:writing-mode="rl-tb"/>
      <style:text-properties fo:font-weight="bold" officeooo:rsid="0025fd56" officeooo:paragraph-rsid="0026b634" style:font-weight-asian="bold" style:font-weight-complex="bold"/>
    </style:style>
    <style:style style:name="P5" style:family="paragraph" style:parent-style-name="Standard" style:list-style-name="L1">
      <style:paragraph-properties fo:text-align="end" style:justify-single-word="false" style:writing-mode="rl-tb"/>
      <style:text-properties fo:font-weight="bold" officeooo:paragraph-rsid="002f0229" style:font-weight-asian="bold" style:font-weight-complex="bold"/>
    </style:style>
    <style:style style:name="P6" style:family="paragraph" style:parent-style-name="Standard" style:list-style-name="L1">
      <style:paragraph-properties fo:text-align="end" style:justify-single-word="false" style:writing-mode="rl-tb"/>
      <style:text-properties fo:font-weight="bold" officeooo:paragraph-rsid="007a136d" style:font-weight-asian="bold" style:font-weight-complex="bold"/>
    </style:style>
    <style:style style:name="P7" style:family="paragraph" style:parent-style-name="Standard" style:list-style-name="L1">
      <style:paragraph-properties fo:text-align="end" style:justify-single-word="false" style:writing-mode="rl-tb"/>
      <style:text-properties fo:font-weight="bold" officeooo:rsid="009c37ea" officeooo:paragraph-rsid="009c37ea" style:font-weight-asian="bold" style:font-weight-complex="bold"/>
    </style:style>
    <style:style style:name="P8" style:family="paragraph" style:parent-style-name="Standard" style:list-style-name="L1">
      <style:paragraph-properties fo:text-align="end" style:justify-single-word="false" style:writing-mode="rl-tb"/>
      <style:text-properties fo:font-weight="bold" officeooo:rsid="00a241f2" officeooo:paragraph-rsid="00a241f2" style:font-weight-asian="bold" style:font-weight-complex="bold"/>
    </style:style>
    <style:style style:name="P9" style:family="paragraph" style:parent-style-name="Standard" style:list-style-name="L1">
      <style:paragraph-properties fo:text-align="end" style:justify-single-word="false" style:writing-mode="rl-tb"/>
      <style:text-properties officeooo:paragraph-rsid="0026b634"/>
    </style:style>
    <style:style style:name="P10" style:family="paragraph" style:parent-style-name="Standard" style:list-style-name="L1">
      <style:paragraph-properties fo:text-align="end" style:justify-single-word="false" style:writing-mode="rl-tb"/>
      <style:text-properties officeooo:paragraph-rsid="004d262d"/>
    </style:style>
    <style:style style:name="P11" style:family="paragraph" style:parent-style-name="Standard" style:list-style-name="L1">
      <style:paragraph-properties fo:text-align="end" style:justify-single-word="false" style:writing-mode="rl-tb"/>
      <style:text-properties officeooo:paragraph-rsid="007fdfa5"/>
    </style:style>
    <style:style style:name="P12" style:family="paragraph" style:parent-style-name="Standard" style:list-style-name="L1">
      <style:paragraph-properties fo:text-align="end" style:justify-single-word="false" style:writing-mode="rl-tb"/>
      <style:text-properties officeooo:paragraph-rsid="00906558"/>
    </style:style>
    <style:style style:name="P13" style:family="paragraph" style:parent-style-name="Standard" style:list-style-name="L1">
      <style:paragraph-properties fo:text-align="end" style:justify-single-word="false" style:writing-mode="rl-tb"/>
      <style:text-properties officeooo:paragraph-rsid="009a61fd"/>
    </style:style>
    <style:style style:name="P14" style:family="paragraph" style:parent-style-name="Standard" style:list-style-name="L1">
      <style:paragraph-properties fo:text-align="end" style:justify-single-word="false" style:writing-mode="rl-tb"/>
      <style:text-properties officeooo:paragraph-rsid="00a0b850"/>
    </style:style>
    <style:style style:name="P15" style:family="paragraph" style:parent-style-name="Standard" style:list-style-name="L1">
      <style:paragraph-properties fo:text-align="end" style:justify-single-word="false" style:writing-mode="rl-tb"/>
      <style:text-properties officeooo:rsid="0019e214" officeooo:paragraph-rsid="0026b634"/>
    </style:style>
    <style:style style:name="P16" style:family="paragraph" style:parent-style-name="Standard" style:list-style-name="L1">
      <style:paragraph-properties fo:text-align="end" style:justify-single-word="false" style:writing-mode="rl-tb"/>
      <style:text-properties officeooo:rsid="0026b634" officeooo:paragraph-rsid="0026b634"/>
    </style:style>
    <style:style style:name="P17" style:family="paragraph" style:parent-style-name="Standard" style:list-style-name="L1">
      <style:paragraph-properties fo:text-align="end" style:justify-single-word="false" style:writing-mode="rl-tb"/>
      <style:text-properties officeooo:rsid="00288448" officeooo:paragraph-rsid="00288448"/>
    </style:style>
    <style:style style:name="P18" style:family="paragraph" style:parent-style-name="Standard" style:list-style-name="L1">
      <style:paragraph-properties fo:text-align="end" style:justify-single-word="false" style:writing-mode="rl-tb"/>
      <style:text-properties style:text-line-through-style="solid" style:text-line-through-type="single" officeooo:rsid="0029c747" officeooo:paragraph-rsid="0029c747"/>
    </style:style>
    <style:style style:name="P19" style:family="paragraph" style:parent-style-name="Standard" style:list-style-name="L1">
      <style:paragraph-properties fo:text-align="end" style:justify-single-word="false" style:writing-mode="rl-tb"/>
      <style:text-properties style:text-line-through-style="solid" style:text-line-through-type="single" officeooo:rsid="0048b596" officeooo:paragraph-rsid="0048b596"/>
    </style:style>
    <style:style style:name="P20" style:family="paragraph" style:parent-style-name="Standard" style:list-style-name="L1">
      <style:paragraph-properties fo:text-align="end" style:justify-single-word="false" style:writing-mode="rl-tb"/>
      <style:text-properties officeooo:rsid="00459bef" officeooo:paragraph-rsid="00459bef"/>
    </style:style>
    <style:style style:name="P21" style:family="paragraph" style:parent-style-name="Standard" style:list-style-name="L1">
      <style:paragraph-properties fo:text-align="end" style:justify-single-word="false" style:writing-mode="rl-tb"/>
      <style:text-properties officeooo:rsid="0048b596" officeooo:paragraph-rsid="0048b596"/>
    </style:style>
    <style:style style:name="P22" style:family="paragraph" style:parent-style-name="Standard" style:list-style-name="L1">
      <style:paragraph-properties fo:text-align="end" style:justify-single-word="false" style:writing-mode="rl-tb"/>
      <style:text-properties officeooo:rsid="004a3660" officeooo:paragraph-rsid="004a3660"/>
    </style:style>
    <style:style style:name="P23" style:family="paragraph" style:parent-style-name="Standard" style:list-style-name="L1">
      <style:paragraph-properties fo:text-align="end" style:justify-single-word="false" style:writing-mode="rl-tb"/>
      <style:text-properties style:text-underline-style="none" fo:font-weight="bold" officeooo:rsid="005612e5" officeooo:paragraph-rsid="005612e5" style:font-weight-asian="bold" style:font-weight-complex="bold"/>
    </style:style>
    <style:style style:name="P24" style:family="paragraph" style:parent-style-name="Standard" style:list-style-name="L1">
      <style:paragraph-properties fo:text-align="end" style:justify-single-word="false" style:writing-mode="rl-tb"/>
      <style:text-properties style:text-underline-style="none" fo:font-weight="bold" officeooo:paragraph-rsid="00634a32" style:font-weight-asian="bold" style:font-weight-complex="bold"/>
    </style:style>
    <style:style style:name="P25" style:family="paragraph" style:parent-style-name="Standard" style:list-style-name="L1">
      <style:paragraph-properties fo:text-align="end" style:justify-single-word="false" style:writing-mode="rl-tb"/>
      <style:text-properties style:text-underline-style="none" fo:font-weight="normal" officeooo:rsid="006061aa" officeooo:paragraph-rsid="006061aa" style:font-weight-asian="normal" style:font-weight-complex="normal"/>
    </style:style>
    <style:style style:name="P26" style:family="paragraph" style:parent-style-name="Standard" style:list-style-name="L1">
      <style:paragraph-properties fo:text-align="end" style:justify-single-word="false" style:writing-mode="rl-tb"/>
      <style:text-properties style:text-underline-style="none" fo:font-weight="normal" officeooo:rsid="006daa83" officeooo:paragraph-rsid="006daa83" style:font-weight-asian="normal" style:font-weight-complex="normal"/>
    </style:style>
    <style:style style:name="P27" style:family="paragraph" style:parent-style-name="Standard" style:list-style-name="L1">
      <style:paragraph-properties fo:text-align="end" style:justify-single-word="false" style:writing-mode="rl-tb"/>
      <style:text-properties style:text-underline-style="none" fo:font-weight="normal" officeooo:rsid="006e6353" officeooo:paragraph-rsid="006e6353" style:font-weight-asian="normal" style:font-weight-complex="normal"/>
    </style:style>
    <style:style style:name="P28" style:family="paragraph" style:parent-style-name="Standard" style:list-style-name="L1">
      <style:paragraph-properties fo:text-align="end" style:justify-single-word="false" style:writing-mode="rl-tb"/>
      <style:text-properties style:text-underline-style="none" fo:font-weight="normal" officeooo:rsid="006ff406" officeooo:paragraph-rsid="006ff406" style:font-weight-asian="normal" style:font-weight-complex="normal"/>
    </style:style>
    <style:style style:name="P29" style:family="paragraph" style:parent-style-name="Standard" style:list-style-name="L1">
      <style:paragraph-properties fo:text-align="end" style:justify-single-word="false" style:writing-mode="rl-tb"/>
      <style:text-properties style:text-underline-style="none" fo:font-weight="normal" officeooo:rsid="006ff406" officeooo:paragraph-rsid="00720f3d" style:font-weight-asian="normal" style:font-weight-complex="normal"/>
    </style:style>
    <style:style style:name="P30" style:family="paragraph" style:parent-style-name="Standard" style:list-style-name="L1">
      <style:paragraph-properties fo:text-align="end" style:justify-single-word="false" style:writing-mode="rl-tb"/>
      <style:text-properties style:text-underline-style="none" fo:font-weight="normal" officeooo:rsid="007f106d" officeooo:paragraph-rsid="007f106d" style:font-weight-asian="normal" style:font-weight-complex="normal"/>
    </style:style>
    <style:style style:name="P31" style:family="paragraph" style:parent-style-name="Standard" style:list-style-name="L1">
      <style:paragraph-properties fo:text-align="end" style:justify-single-word="false" style:writing-mode="rl-tb"/>
      <style:text-properties fo:font-weight="normal" officeooo:paragraph-rsid="006ff406"/>
    </style:style>
    <style:style style:name="T1" style:family="text">
      <style:text-properties officeooo:rsid="001937b7"/>
    </style:style>
    <style:style style:name="T2" style:family="text">
      <style:text-properties officeooo:rsid="0019e214"/>
    </style:style>
    <style:style style:name="T3" style:family="text">
      <style:text-properties officeooo:rsid="002ad919"/>
    </style:style>
    <style:style style:name="T4" style:family="text">
      <style:text-properties officeooo:rsid="002f0229"/>
    </style:style>
    <style:style style:name="T5" style:family="text">
      <style:text-properties officeooo:rsid="00315adc"/>
    </style:style>
    <style:style style:name="T6" style:family="text">
      <style:text-properties officeooo:rsid="00327525"/>
    </style:style>
    <style:style style:name="T7" style:family="text">
      <style:text-properties officeooo:rsid="0032f5ad"/>
    </style:style>
    <style:style style:name="T8" style:family="text">
      <style:text-properties officeooo:rsid="0034789b"/>
    </style:style>
    <style:style style:name="T9" style:family="text">
      <style:text-properties officeooo:rsid="003598a3"/>
    </style:style>
    <style:style style:name="T10" style:family="text">
      <style:text-properties officeooo:rsid="003f1bf4"/>
    </style:style>
    <style:style style:name="T11" style:family="text">
      <style:text-properties officeooo:rsid="003fed66"/>
    </style:style>
    <style:style style:name="T12" style:family="text">
      <style:text-properties officeooo:rsid="0046c5ed"/>
    </style:style>
    <style:style style:name="T13" style:family="text">
      <style:text-properties officeooo:rsid="0048b596"/>
    </style:style>
    <style:style style:name="T14" style:family="text">
      <style:text-properties officeooo:rsid="004d262d"/>
    </style:style>
    <style:style style:name="T15" style:family="text">
      <style:text-properties officeooo:rsid="004f02b7"/>
    </style:style>
    <style:style style:name="T16" style:family="text">
      <style:text-properties officeooo:rsid="0060c048"/>
    </style:style>
    <style:style style:name="T17" style:family="text">
      <style:text-properties officeooo:rsid="00625d29"/>
    </style:style>
    <style:style style:name="T18" style:family="text">
      <style:text-properties officeooo:rsid="0065d9cd"/>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815631" style:font-weight-asian="normal" style:font-weight-complex="normal"/>
    </style:style>
    <style:style style:name="T22" style:family="text">
      <style:text-properties style:text-underline-style="none" fo:font-weight="normal" officeooo:rsid="007fdfa5" style:font-weight-asian="normal" style:font-weight-complex="normal"/>
    </style:style>
    <style:style style:name="T23" style:family="text">
      <style:text-properties style:text-underline-style="none" fo:font-weight="normal" officeooo:rsid="00828fdc" style:font-weight-asian="normal" style:font-weight-complex="normal"/>
    </style:style>
    <style:style style:name="T24" style:family="text">
      <style:text-properties style:text-underline-style="none" fo:font-weight="normal" officeooo:rsid="0089c2ab" style:font-weight-asian="normal" style:font-weight-complex="normal"/>
    </style:style>
    <style:style style:name="T25" style:family="text">
      <style:text-properties style:text-underline-style="none" fo:font-weight="normal" officeooo:rsid="0089d8e7" style:font-weight-asian="normal" style:font-weight-complex="normal"/>
    </style:style>
    <style:style style:name="T26" style:family="text">
      <style:text-properties style:text-underline-style="none" fo:font-weight="normal" officeooo:rsid="008cebd4" style:font-weight-asian="normal" style:font-weight-complex="normal"/>
    </style:style>
    <style:style style:name="T27" style:family="text">
      <style:text-properties style:text-underline-style="none" fo:font-weight="normal" officeooo:rsid="0090f9da" style:font-weight-asian="normal" style:font-weight-complex="normal"/>
    </style:style>
    <style:style style:name="T28" style:family="text">
      <style:text-properties style:text-underline-style="none" fo:font-weight="normal" officeooo:rsid="0092ef7a" style:font-weight-asian="normal" style:font-weight-complex="normal"/>
    </style:style>
    <style:style style:name="T29" style:family="text">
      <style:text-properties style:text-underline-style="none" fo:font-weight="normal" officeooo:rsid="009773d4" style:font-weight-asian="normal" style:font-weight-complex="normal"/>
    </style:style>
    <style:style style:name="T30" style:family="text">
      <style:text-properties style:text-underline-style="none" fo:font-weight="normal" officeooo:rsid="00906558" style:font-weight-asian="normal" style:font-weight-complex="normal"/>
    </style:style>
    <style:style style:name="T31" style:family="text">
      <style:text-properties style:text-underline-style="none" fo:font-weight="normal" officeooo:rsid="0098367e" style:font-weight-asian="normal" style:font-weight-complex="normal"/>
    </style:style>
    <style:style style:name="T32" style:family="text">
      <style:text-properties style:text-underline-style="none" fo:font-weight="normal" officeooo:rsid="00993d5a" style:font-weight-asian="normal" style:font-weight-complex="normal"/>
    </style:style>
    <style:style style:name="T33" style:family="text">
      <style:text-properties style:text-underline-style="none" fo:font-weight="normal" officeooo:rsid="0099c129" style:font-weight-asian="normal" style:font-weight-complex="normal"/>
    </style:style>
    <style:style style:name="T34" style:family="text">
      <style:text-properties style:text-underline-style="none" fo:font-weight="normal" officeooo:rsid="009a61fd" style:font-weight-asian="normal" style:font-weight-complex="normal"/>
    </style:style>
    <style:style style:name="T35" style:family="text">
      <style:text-properties style:text-underline-style="none" fo:font-weight="normal" officeooo:rsid="009a765c" style:font-weight-asian="normal" style:font-weight-complex="normal"/>
    </style:style>
    <style:style style:name="T36" style:family="text">
      <style:text-properties style:text-underline-style="none" fo:font-weight="normal" officeooo:rsid="009ac889" style:font-weight-asian="normal" style:font-weight-complex="normal"/>
    </style:style>
    <style:style style:name="T37" style:family="text">
      <style:text-properties style:text-underline-style="none" fo:font-weight="normal" officeooo:rsid="00a241f2" style:font-weight-asian="normal" style:font-weight-complex="normal"/>
    </style:style>
    <style:style style:name="T38" style:family="text">
      <style:text-properties style:text-underline-style="none" fo:font-weight="normal" officeooo:rsid="00a0b850" style:font-weight-asian="normal" style:font-weight-complex="normal"/>
    </style:style>
    <style:style style:name="T39" style:family="text">
      <style:text-properties style:text-underline-style="none" officeooo:rsid="006ff406" style:font-weight-asian="normal" style:font-weight-complex="normal"/>
    </style:style>
    <style:style style:name="T40" style:family="text">
      <style:text-properties style:text-underline-style="none" officeooo:rsid="00704aeb" style:font-weight-asian="normal" style:font-weight-complex="normal"/>
    </style:style>
    <style:style style:name="T41" style:family="text">
      <style:text-properties style:text-underline-style="none" officeooo:rsid="00742c4c"/>
    </style:style>
    <style:style style:name="T42" style:family="text">
      <style:text-properties style:text-underline-style="none" officeooo:rsid="007683b0"/>
    </style:style>
    <style:style style:name="T43" style:family="text">
      <style:text-properties style:text-underline-style="none" officeooo:rsid="007fdfa5"/>
    </style:style>
    <style:style style:name="T44" style:family="text">
      <style:text-properties style:text-underline-style="none" officeooo:rsid="00a2fbfe"/>
    </style:style>
    <style:style style:name="T45" style:family="text">
      <style:text-properties style:text-underline-style="none" officeooo:rsid="00a47489"/>
    </style:style>
    <style:style style:name="T46" style:family="text">
      <style:text-properties style:text-underline-style="none" officeooo:rsid="00a509ab"/>
    </style:style>
    <style:style style:name="T47" style:family="text">
      <style:text-properties officeooo:rsid="00634a32"/>
    </style:style>
    <style:style style:name="T48" style:family="text">
      <style:text-properties officeooo:rsid="00720f3d"/>
    </style:style>
    <style:style style:name="T49" style:family="text">
      <style:text-properties fo:font-variant="normal" fo:text-transform="none" fo:color="#202122" style:font-name="Arial" fo:font-size="11.25pt" fo:letter-spacing="normal" fo:font-style="normal" style:text-underline-style="none" officeooo:rsid="006ff406"/>
    </style:style>
    <style:style style:name="T50" style:family="text">
      <style:text-properties fo:font-weight="bold" style:font-weight-asian="bold" style:font-weight-complex="bold"/>
    </style:style>
    <style:style style:name="T51" style:family="text">
      <style:text-properties fo:font-weight="bold" officeooo:rsid="003e071f" style:font-weight-asian="bold" style:font-weight-complex="bold"/>
    </style:style>
    <style:style style:name="T52" style:family="text">
      <style:text-properties officeooo:rsid="00a241f2"/>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4">أفكار حول </text:span>خوارزمية محاسب <text:span text:style-name="T13">صناديق </text:span>الزكاة</text:p>
      <text:p text:style-name="P1"/>
      <text:list xml:id="list82756938" text:style-name="L1">
        <text:list-item>
          <text:p text:style-name="P3">عند إضافة قيمة إلى الحساب فإنه يجب وضعه في صندوق <text:span text:style-name="T8">جديد </text:span>خاص به بتاريخ العملية.</text:p>
        </text:list-item>
        <text:list-item>
          <text:p text:style-name="P9"><text:span text:style-name="T1">عند الخصم يجب الخصم من </text:span><text:span text:style-name="T9">الصناديق</text:span><text:span text:style-name="T1"> الجديد</text:span><text:span text:style-name="T9">ة والتي قيمها بالسالب أو بالصفر، يعني الذهاب </text:span><text:span text:style-name="T7">إلى </text:span><text:span text:style-name="T9">الجديد </text:span><text:span text:style-name="T1">وتأجيل القديم حتى يأخذ فترة معينة ليكمل </text:span><text:span text:style-name="T2">سنة كاملة.</text:span></text:p>
        </text:list-item>
        <text:list-item>
          <text:p text:style-name="P15">في حالة تم تصفير جميع الصناديق ويوجد هناك خصم فإنه يجب تحميل هذا الخصم على أجد صندوق متوفر.</text:p>
        </text:list-item>
        <text:list-item>
          <text:p text:style-name="P16">في حالة الخصم الإضافي والحساب تحت الصفر يجب تحميل هذا الخصم أيضا على أجد صندوق متوفر.</text:p>
        </text:list-item>
        <text:list-item>
          <text:p text:style-name="P17"><text:span text:style-name="T50">بعد الإضافة للحساب فإذا أعقبه خصم </text:span><text:span text:style-name="T51">فإنه يتم الخصم على أجد صندوق.</text:span> </text:p>
        </text:list-item>
        <text:list-item>
          <text:p text:style-name="P4">لمعرفة <text:span text:style-name="T10">القيمة الكلية</text:span> <text:span text:style-name="T10">ل</text:span>لحساب المتوفر <text:span text:style-name="T10">فإنه </text:span>يجب جمع بواقي الصناديق <text:span text:style-name="T10">كلها</text:span>.</text:p>
        </text:list-item>
        <text:list-item>
          <text:p text:style-name="P18">يجب أن لا يوجد قيمة موجبة تسبق قيمة سالبة في الترتيب، حيث أن الترتيب يجب أن يكون هكذا صف<text:span text:style-name="T11">ر أو </text:span>سالب ومن ثم <text:span text:style-name="T11">عدد </text:span>موجب <text:span text:style-name="T3">في كامل السجلات مهما كانت نوع العلميات وقيمتها </text:span><text:span text:style-name="T11">خلال كامل مستقبل السجلات، لكن إذا تم التراجع عن بعض العمليات فيمكن أن يحدث ذلك</text:span><text:span text:style-name="T3">.</text:span></text:p>
        </text:list-item>
        <text:list-item>
          <text:p text:style-name="P5"><text:span text:style-name="T4">يجب أن يكون هناك سجل ب</text:span><text:span text:style-name="T5">كل </text:span><text:span text:style-name="T4">العمليات </text:span><text:span text:style-name="T5">و</text:span><text:span text:style-name="T4">مرقمة بالخطوات، وذلك حتى يمكن التراجع أو إلغاء </text:span><text:span text:style-name="T6">عملية</text:span><text:span text:style-name="T4"> معينة.</text:span></text:p>
        </text:list-item>
        <text:list-item>
          <text:p text:style-name="P20">النظام سوف يحاول تكديس القيم السالبة مع بعضها البعض قدر الإمكان، في نهاية المطاف كل <text:span text:style-name="T12">الصناديق تعتبر في حساب واحد.</text:span></text:p>
        </text:list-item>
        <text:list-item>
          <text:p text:style-name="P19">الخوارزمية تحاول ترتيب القيم هكذا صفر أو رقم سالب ومن ثم رقم موجب، يجب أن لا يكون هناك رقم موجب قبل السالب.</text:p>
        </text:list-item>
        <text:list-item>
          <text:p text:style-name="P21">القيم السالبة هي حفر، والصفر أرض مستوي سهل المسير، والقيم الموجبة هي جبال يؤخذ منها عند الحاجة إلى الخصم.</text:p>
        </text:list-item>
        <text:list-item>
          <text:p text:style-name="P22">البداية من أخر عنصر وبعدها الإنتقال إلى الذي بعده، الخصم من أقرب جبل ثم الردم في أقرب سهل.</text:p>
        </text:list-item>
        <text:list-item>
          <text:p text:style-name="P10"><text:span text:style-name="T14">الأخطاء </text:span><text:span text:style-name="T15">بواسطة المستخدم</text:span><text:span text:style-name="T14"> تحدث </text:span><text:span text:style-name="T15">باستمرار</text:span><text:span text:style-name="T14">، لذلك </text:span><text:span text:style-name="T15">لا بد من وجود آليه لل</text:span><text:span text:style-name="T14">تراجع أو تعديل قيمة معينة في المستقبل</text:span><text:span text:style-name="T15">، وهذا سوف يخلق حفر بعد الجبال، أقترح أن تلغى فكرة بناء الخوارزمية حول نظرية الجبال والسهول والحفر، حيث إنها غير مجدية هنا.</text:span></text:p>
        </text:list-item>
        <text:list-item>
          <text:p text:style-name="P23">يجب حذف الصناديق الفارغة التي لا ترتبط بأي سجلات متابعة.</text:p>
        </text:list-item>
        <text:list-item>
          <text:p text:style-name="P25">تقرير لت<text:span text:style-name="T17">كرار ت</text:span>وزيعة الصناديق في سجل<text:span text:style-name="T16">ات</text:span> المتابعة.</text:p>
        </text:list-item>
        <text:list-item>
          <text:p text:style-name="P24"><text:span text:style-name="T18">حذف</text:span><text:span text:style-name="T47"> الصناديق </text:span><text:span text:style-name="T18">الفارغة </text:span><text:span text:style-name="T47">تحتاج إلى إعادة فهرسة لسجلات المتابعة.</text:span></text:p>
        </text:list-item>
        <text:list-item>
          <text:p text:style-name="P26">الزكاة لها شرطين من وهما بلوغ النصاب وأيضا مرور حول كامل على الحساب.</text:p>
        </text:list-item>
        <text:list-item>
          <text:p text:style-name="P27">نسبة الزكاة في حول السنة الميلادية هو 2.577% وفي السنة الهجرية 2.5%.</text:p>
        </text:list-item>
        <text:list-item>
          <text:p text:style-name="P31"><text:span text:style-name="T39">عدد أيام السنة الميلادية 365.25 يوم، عدد أيام السنة الهجرية 354.367056 يوم</text:span><text:span text:style-name="T40">، الشهر القمري هو 29.5 يوم</text:span><text:span text:style-name="T39">.</text:span></text:p>
        </text:list-item>
        <text:list-item>
          <text:p text:style-name="P6"><text:span text:style-name="T41">تم اختيار حساب الحول</text:span><text:span text:style-name="T44"> القمري</text:span><text:span text:style-name="T41"> وهو </text:span><text:span text:style-name="T49">354.367056</text:span><text:span text:style-name="T41"> يوم فقط أما النسبة </text:span><text:span text:style-name="T45">للزكاة </text:span><text:span text:style-name="T41">فهي 2.5% </text:span><text:span text:style-name="T42">من مجموع الأموال بلغت </text:span><text:span text:style-name="T46">التي </text:span><text:span text:style-name="T42">الحول والنصاب </text:span><text:span text:style-name="T46">معا</text:span><text:span text:style-name="T41">.</text:span></text:p>
        </text:list-item>
        <text:list-item>
          <text:p text:style-name="P28">نصاب الذهب بالعملة المحلية = <text:span text:style-name="T48">85 X </text:span>سعر جرام الذهب عيار 24 (بنفس العملة)</text:p>
        </text:list-item>
        <text:list-item>
          <text:p text:style-name="P29"><text:span text:style-name="T50">نصاب الفضة بالعملة المحلية = 595 X سعر جرام الفضة عيار 99.9 (بنفس العملة)</text:span> </text:p>
        </text:list-item>
        <text:list-item>
          <text:p text:style-name="P30">الفرق بين نصاب الزكاة بمعيار الذهب والفضة هناك فرق كبير بمقدار عشرة أضعاف، لذلك يجب على المستخدم حساب الطريقة المفضلة له، على أساس أن معيار الذهب هو متأخر ومعيار الفضة هو المقدم.</text:p>
        </text:list-item>
        <text:list-item>
          <text:p text:style-name="P11"><text:span text:style-name="T21">بما </text:span><text:span text:style-name="T24">أن</text:span><text:span text:style-name="T21"> الزكاة ركن من أركان الاسلام مثل الصلاة، حيث أنها يجب أداء <text:s/>بأقل حد </text:span><text:span text:style-name="T24">ومتطلبات </text:span><text:span text:style-name="T21">ممكن</text:span><text:span text:style-name="T24">ة</text:span><text:span text:style-name="T21">، يعني في الصلاة مثلا لا يشترط الصلاة في مسجد أو الحرم وهو ما يعادل الذهب، ولكن تجب على المسلم تأدية أقل القليل وهو أداء الصلاة </text:span><text:span text:style-name="T25">في أي مكان تشترط فيه الطهارة</text:span><text:span text:style-name="T21">، والأمر كذلك ينطبق على الزكاة</text:span><text:span text:style-name="T22"> فإنه </text:span><text:span text:style-name="T21">يجب حساب أقل نصاب ممكن</text:span><text:span text:style-name="T26">،</text:span><text:span text:style-name="T21"> </text:span><text:span text:style-name="T26">لذلك سوف </text:span><text:span text:style-name="T22">يتم اعتماد معيار الفضة لمساعدة جميع الناس على تطهير أموالهم </text:span><text:span text:style-name="T23">أول بأول</text:span><text:span text:style-name="T22">.</text:span></text:p>
        </text:list-item>
        <text:list-item>
          <text:p text:style-name="P7"><text:span text:style-name="T43">إ</text:span><text:span text:style-name="T19">ذا كان الحساب بالسالب فإنه لا تحسب صناديقه.</text:span></text:p>
        </text:list-item>
        <text:list-item>
          <text:p text:style-name="P8"><text:span text:style-name="T19">حساب الزكاة يتم بواسطة جمع الصناديق من الحسابات الموجبة التي أكلمت حول قمري منذ آخر إيداع أو منذ آخر زكاة.</text:span></text:p>
        </text:list-item>
        <text:list-item>
          <text:p text:style-name="P12"><text:span text:style-name="T33">حالة: </text:span><text:span text:style-name="T22">ح</text:span><text:span text:style-name="T30">ساب سالب فيه قيم موجبة وأصبح في مرحلة من المراحل</text:span><text:span text:style-name="T27"> مجموعه</text:span><text:span text:style-name="T30"> موجب، يتم حساب القيمة المتوفرة بناءا على تاريخ </text:span><text:span text:style-name="T29">الصناديق الموجبة</text:span><text:span text:style-name="T30">. يعني يحسب كامل قيمة الحساب من الصناديق ومن ثم يوضع في الاعتبار التوزيع على الحسابات المتبقية الموجبة </text:span><text:span text:style-name="T28">الحديثة</text:span><text:span text:style-name="T30"> وهل بلغت الحول</text:span><text:span text:style-name="T31">، حيث أن هناك صناديق قد يكون نصفها سالب والنص الآخ</text:span><text:span text:style-name="T32">ر </text:span><text:span text:style-name="T31">موجب</text:span><text:span text:style-name="T30">.</text:span></text:p>
        </text:list-item>
        <text:list-item>
          <text:p text:style-name="P13"><text:span text:style-name="T30">ح</text:span><text:span text:style-name="T34">الة: حساب موجب ولكن به صندوق سالب في المنتصف فإنه ي</text:span><text:span text:style-name="T35">تم </text:span><text:span text:style-name="T34">خصم هذه القيمة السالبة من أقدم الصناديق</text:span><text:span text:style-name="T35">، ومن ثم يتم جمع الصناديق الموجبة التي لم تزكي لفترة تزيد عن </text:span><text:span text:style-name="T36">حول</text:span><text:span text:style-name="T34">.</text:span></text:p>
        </text:list-item>
        <text:list-item>
          <text:p text:style-name="P14"><text:soft-page-break/><text:span text:style-name="T34">ح</text:span><text:span text:style-name="T38">الة: إذا كان الحساب بالموجب وبه صناديق كثيرة بالسالب، فإنه يجمع الصناديق السالب وتخصم من القيمة المتبقية </text:span><text:span text:style-name="T37">من</text:span><text:span text:style-name="T38"> الصناديق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1T04:15:26.237686956</meta:creation-date>
    <dc:date>2020-11-07T06:56:21.211942946</dc:date>
    <meta:editing-duration>PT6H2M33S</meta:editing-duration>
    <meta:editing-cycles>73</meta:editing-cycles>
    <meta:generator>LibreOffice/6.4.6.2$Linux_X86_64 LibreOffice_project/40$Build-2</meta:generator>
    <meta:document-statistic meta:table-count="0" meta:image-count="0" meta:object-count="0" meta:page-count="2" meta:paragraph-count="30" meta:word-count="671" meta:character-count="3579" meta:non-whitespace-character-count="2963"/>
  </office:meta>
</office:document-meta>
</file>